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00000002099A0A4DA7EB6FA7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3">
      <style:paragraph-properties>
        <style:tab-stops>
          <style:tab-stop style:position="16.002cm" style:type="right" style:leader-style="dotted" style:leader-text="."/>
        </style:tab-stops>
      </style:paragraph-properties>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officeooo:rsid="000b5847"/>
    </style:style>
    <style:style style:name="T3"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Изображение1" text:anchor-type="paragraph" svg:width="1.127cm" svg:height="1.127cm" draw:z-index="0"><draw:image xlink:href="Pictures/10000201000000200000002099A0A4DA7EB6FA76.png" xlink:type="simple" xlink:show="embed" xlink:actuate="onLoad" loext:mime-type="image/png"/></draw:frame></text:p>
      <text:p text:style-name="Standard"/>
      <text:p text:style-name="Title">Win Library.</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3"><text:a xlink:type="simple" xlink:href="#__RefHeading___Toc14573_2430043454" text:style-name="Index_20_Link" text:visited-style-name="Index_20_Link">Introduction.<text:tab/>1</text:a></text:p>
          <text:p text:style-name="P3"><text:a xlink:type="simple" xlink:href="#__RefHeading___Toc14575_2430043454" text:style-name="Index_20_Link" text:visited-style-name="Index_20_Link">Visual components.<text:tab/>1</text:a></text:p>
          <text:p text:style-name="P1"><text:a xlink:type="simple" xlink:href="#__RefHeading___Toc14577_2430043454" text:style-name="Index_20_Link" text:visited-style-name="Index_20_Link">Containers.<text:tab/>2</text:a></text:p>
          <text:p text:style-name="P2"><text:a xlink:type="simple" xlink:href="#__RefHeading___Toc14579_2430043454" text:style-name="Index_20_Link" text:visited-style-name="Index_20_Link">Main window (winWin).<text:tab/>2</text:a></text:p>
          <text:p text:style-name="P2"><text:a xlink:type="simple" xlink:href="#__RefHeading___Toc14581_2430043454" text:style-name="Index_20_Link" text:visited-style-name="Index_20_Link">Component of vertical and horizontal placement (winBox).<text:tab/>2</text:a></text:p>
          <text:p text:style-name="P2"><text:a xlink:type="simple" xlink:href="#__RefHeading___Toc14583_2430043454" text:style-name="Index_20_Link" text:visited-style-name="Index_20_Link">Component of vertical and horizontal placement of buttons (winBoxB).<text:tab/>3</text:a></text:p>
          <text:p text:style-name="P2"><text:a xlink:type="simple" xlink:href="#__RefHeading___Toc14585_2430043454" text:style-name="Index_20_Link" text:visited-style-name="Index_20_Link">Tabbed container (winNb).<text:tab/>3</text:a></text:p>
          <text:p text:style-name="P2"><text:a xlink:type="simple" xlink:href="#__RefHeading___Toc14587_2430043454" text:style-name="Index_20_Link" text:visited-style-name="Index_20_Link">Scroll window (winScroll).<text:tab/>4</text:a></text:p>
          <text:p text:style-name="P1"><text:a xlink:type="simple" xlink:href="#__RefHeading___Toc14589_2430043454" text:style-name="Index_20_Link" text:visited-style-name="Index_20_Link">Components.<text:tab/>4</text:a></text:p>
          <text:p text:style-name="P1"><text:a xlink:type="simple" xlink:href="#__RefHeading___Toc14591_2430043454" text:style-name="Index_20_Link" text:visited-style-name="Index_20_Link">Text label (winLb).<text:tab/>4</text:a></text:p>
          <text:p text:style-name="P2"><text:a xlink:type="simple" xlink:href="#__RefHeading___Toc14593_2430043454" text:style-name="Index_20_Link" text:visited-style-name="Index_20_Link">Image (winImg).<text:tab/>4</text:a></text:p>
          <text:p text:style-name="P2"><text:a xlink:type="simple" xlink:href="#__RefHeading___Toc14595_2430043454" text:style-name="Index_20_Link" text:visited-style-name="Index_20_Link">Button (winBut).<text:tab/>5</text:a></text:p>
          <text:p text:style-name="P2"><text:a xlink:type="simple" xlink:href="#__RefHeading___Toc14597_2430043454" text:style-name="Index_20_Link" text:visited-style-name="Index_20_Link">Calendar (winCalendar).<text:tab/>6</text:a></text:p>
          <text:p text:style-name="P2"><text:a xlink:type="simple" xlink:href="#__RefHeading___Toc14599_2430043454" text:style-name="Index_20_Link" text:visited-style-name="Index_20_Link">Table (winGrid).<text:tab/>6</text:a></text:p>
          <text:p text:style-name="P2"><text:a xlink:type="simple" xlink:href="#__RefHeading___Toc14601_2430043454" text:style-name="Index_20_Link" text:visited-style-name="Index_20_Link">Tree (winTree).<text:tab/>6</text:a></text:p>
          <text:p text:style-name="P3"><text:a xlink:type="simple" xlink:href="#__RefHeading___Toc14603_2430043454" text:style-name="Index_20_Link" text:visited-style-name="Index_20_Link">Reading and writing attributes.<text:tab/>7</text:a></text:p>
          <text:p text:style-name="P1"><text:a xlink:type="simple" xlink:href="#__RefHeading___Toc14605_2430043454" text:style-name="Index_20_Link" text:visited-style-name="Index_20_Link">Headers of the components.<text:tab/>7</text:a></text:p>
          <text:p text:style-name="P1"><text:a xlink:type="simple" xlink:href="#__RefHeading___Toc14607_2430043454" text:style-name="Index_20_Link" text:visited-style-name="Index_20_Link">Data components.<text:tab/>8</text:a></text:p>
          <text:p text:style-name="P1"><text:a xlink:type="simple" xlink:href="#__RefHeading___Toc14609_2430043454" text:style-name="Index_20_Link" text:visited-style-name="Index_20_Link">Add data to the component.<text:tab/>8</text:a></text:p>
          <text:p text:style-name="P3"><text:a xlink:type="simple" xlink:href="#__RefHeading___Toc14611_2430043454" text:style-name="Index_20_Link" text:visited-style-name="Index_20_Link">Localization of the application.<text:tab/>8</text:a></text:p>
          <text:p text:style-name="P3"><text:a xlink:type="simple" xlink:href="#__RefHeading___Toc14613_2430043454" text:style-name="Index_20_Link" text:visited-style-name="Index_20_Link">Opening a channel of communication with the server.<text:tab/>9</text:a></text:p>
          <text:p text:style-name="P3"><text:a xlink:type="simple" xlink:href="#__RefHeading___Toc14615_2430043454" text:style-name="Index_20_Link" text:visited-style-name="Index_20_Link">Window display is performed by calling functions.<text:tab/>9</text:a></text:p>
        </text:index-body>
      </text:table-of-content>
      <text:p text:style-name="Text_20_body"/>
      <text:h text:style-name="Heading_20_1" text:outline-level="1"><text:bookmark-start text:name="__RefHeading___Toc14573_2430043454"/>Introduction.<text:bookmark-end text:name="__RefHeading___Toc14573_2430043454"/></text:h>
      <text:p text:style-name="Standard">The library is under development and has limited capabilities. During development, it will be finalized. It is assumed that the library will be used in client applications to build a dialogue with the user. The library components are the visual components of the GTK + library.</text:p>
      <text:h text:style-name="Heading_20_1" text:outline-level="1"><text:bookmark-start text:name="__RefHeading___Toc14575_2430043454"/>Visual components.<text:bookmark-end text:name="__RefHeading___Toc14575_2430043454"/></text:h>
      <text:p text:style-name="Standard">Visual components can have the following attributes:</text:p>
      <text:p text:style-name="Standard"><text:span text:style-name="T1">CwinTypeAtrName</text:span> is the name of the component</text:p>
      <text:p text:style-name="Standard"><text:span text:style-name="T1">CwinTypeAtrSize</text:span> is the size of the component, the value is a vector.</text:p>
      <text:p text:style-name="Standard"><text:s text:c="2"/>component of the vector <text:span text:style-name="T1">%v64</text:span>[0] - width,</text:p>
      <text:p text:style-name="Standard"><text:s text:c="2"/>component vector <text:span text:style-name="T1">%v64</text:span>[1] - height,</text:p>
      <text:p text:style-name="Standard"><text:span text:style-name="T1">CwinTypeAtrNbTabIs</text:span> - are there any tabs in the notebook component,</text:p>
      <text:p text:style-name="Standard"><text:span text:style-name="T1">CwinTypeAtrPos</text:span> - position, value is a vector.</text:p>
      <text:p text:style-name="Standard"><text:s text:c="2"/>the vector component <text:span text:style-name="T1">%v64</text:span>[0] is the X coordinate,</text:p>
      <text:p text:style-name="Standard"><text:s text:c="2"/>the vector component <text:span text:style-name="T1">%v64</text:span>[1] is the Y coordinate,</text:p>
      <text:p text:style-name="Standard"><text:span text:style-name="T1">CwinTypeAtrhScPol</text:span> - horizontal position,</text:p>
      <text:p text:style-name="Standard"><text:span text:style-name="T1">CwinTypeAtrvScPol</text:span> - vertical position,</text:p>
      <text:p text:style-name="Standard"><text:span text:style-name="T1">CwinTypeAtrBoxStyle</text:span> - the BOX style of the component,</text:p>
      <text:p text:style-name="Standard"><text:soft-page-break/><text:span text:style-name="T1">CwinTypeAtrCell</text:span> - the number of columns in the table,</text:p>
      <text:p text:style-name="Standard"><text:span text:style-name="T1">CwinTypeAtrSpacing</text:span> - component fields,</text:p>
      <text:p text:style-name="Standard"><text:span text:style-name="T1">CwinTypeAtrNbScroll</text:span> - scrolling component,</text:p>
      <text:p text:style-name="Standard"><text:span text:style-name="T1">CwinTypeAtrVisible</text:span> - whether the component is visible,</text:p>
      <text:p text:style-name="Standard"><text:span text:style-name="T1">CwinTypeAtrImg</text:span> - the name of the image file,</text:p>
      <text:p text:style-name="Standard"><text:span text:style-name="T1">CwinTypeAtrModel</text:span> - model for the table,</text:p>
      <text:p text:style-name="Standard"><text:span text:style-name="T1">CwinTypeAtrTitle</text:span> - the title of the component</text:p>
      <text:p text:style-name="Standard"><text:span text:style-name="T1">CwinTypeAtrData</text:span> - the content of the component,</text:p>
      <text:p text:style-name="Standard"><text:span text:style-name="T1">CwinTypeAtrDataAdd</text:span> - add the content of the component,</text:p>
      <text:p text:style-name="Standard"><text:span text:style-name="T1">CwinTypeAtrFocus</text:span> - focus component,</text:p>
      <text:p text:style-name="Standard"><text:s/>// event handlers</text:p>
      <text:p text:style-name="Standard"><text:span text:style-name="T1">CwinTypeAtrOn</text:span> - the name of the event handler;</text:p>
      <text:p text:style-name="Standard">The handler is specified as a label name and a module name.</text:p>
      <text:p text:style-name="Standard">For example:</text:p>
      <text:p text:style-name="Standard"><text:s text:c="4"/>Do <text:span text:style-name="T1">%winSetAtr (CwinTypeAtrOn</text:span>, <text:span text:style-name="T3">name, onInit, byxUsrUI)</text:span>;</text:p>
      <text:p text:style-name="Standard">onInit is a label in the byxUsrUI module that will be called as an event handler.</text:p>
      <text:p text:style-name="Standard">By manipulating component attributes, you can control them.</text:p>
      <text:h text:style-name="Heading_20_2" text:outline-level="2"><text:bookmark-start text:name="__RefHeading___Toc14577_2430043454"/>Containers.<text:bookmark-end text:name="__RefHeading___Toc14577_2430043454"/></text:h>
      <text:h text:style-name="Heading_20_3" text:outline-level="3"><text:bookmark-start text:name="__RefHeading___Toc14579_2430043454"/>Main window (winWin).<text:bookmark-end text:name="__RefHeading___Toc14579_2430043454"/></text:h>
      <text:p text:style-name="Standard">This component is a container for all other windows. In the description tree, this window is located in the node under which all other components are located.</text:p>
      <text:p text:style-name="Standard">Window Type - CwinTypeWinMain</text:p>
      <text:p text:style-name="Standard">Created by the command:</text:p>
      <text:p text:style-name="Standard"><text:s text:c="4"/>Do <text:span text:style-name="T1">%winNew(CwinTypeWinMain</text:span>, <text:span text:style-name="T3">name &lt;, nameParent, Title&gt;</text:span>);</text:p>
      <text:p text:style-name="Standard"><text:span text:style-name="T3">name</text:span> is the name of the component</text:p>
      <text:p text:style-name="Standard"><text:span text:style-name="T3">nameParent</text:span> - the name of the ancestor</text:p>
      <text:p text:style-name="Standard"><text:span text:style-name="T3">Title</text:span> - window title, may not be specified.</text:p>
      <text:p text:style-name="Standard">Attributes can be set:</text:p>
      <text:p text:style-name="Standard"><text:s/><text:span text:style-name="T1">CwinTypeAtrSize</text:span> - window size,</text:p>
      <text:p text:style-name="Standard"><text:span text:style-name="T1"><text:s/>CwinTypeAtrOn</text:span> is a window initialization handler, in which headers of all components from Ini files can be loaded; if communication with the server is necessary, then this handler needs to open a communication channel with the server.</text:p>
      <text:p text:style-name="Standard">For example :</text:p>
      <text:p text:style-name="Standard"><text:s text:c="4"/>// set the window size</text:p>
      <text:p text:style-name="Standard"><text:s text:c="4"/>S<text:span text:style-name="T2">et</text:span> $1 = 800, $1.<text:span text:style-name="T1">%v64</text:span>(1) = 900;</text:p>
      <text:p text:style-name="Standard"><text:s text:c="4"/>Set <text:span text:style-name="T1">%winSetAtr (CwinTypeAtrSize</text:span>, <text:span text:style-name="T3">name</text:span>) = $ 1;</text:p>
      <text:p text:style-name="Standard"><text:s text:c="4"/>// install application initialization handler</text:p>
      <text:p text:style-name="Standard"><text:s text:c="4"/>Do <text:span text:style-name="T1">%winSetAtr(CwinTypeAtrOn</text:span>, <text:span text:style-name="T3">name, onInit, byxUsrUI</text:span>);</text:p>
      <text:p text:style-name="Standard">onInit is a label in the byxUsrUI module that will be called as an event handler.</text:p>
      <text:h text:style-name="Heading_20_3" text:outline-level="3"><text:bookmark-start text:name="__RefHeading___Toc14581_2430043454"/>Component of vertical and horizontal placement (winBox).<text:bookmark-end text:name="__RefHeading___Toc14581_2430043454"/></text:h>
      <text:p text:style-name="Standard">This component is a container for all other windows. Here are placed other components that are placed one after the other, either horizontally or vertically.</text:p>
      <text:p text:style-name="Standard">Window Type - <text:span text:style-name="T1">CwinTypeWinBox</text:span></text:p>
      <text:p text:style-name="Standard">Created by the command:</text:p>
      <text:p text:style-name="Standard"><text:s text:c="4"/>Do <text:span text:style-name="T1">%winNew(CwinTypeWinBox</text:span>, <text:span text:style-name="T3">name, nameParent, orientation &lt;, Boxstyle, spacing&gt;</text:span>);</text:p>
      <text:p text:style-name="Standard"><text:span text:style-name="T3">name</text:span> is the name of the component</text:p>
      <text:p text:style-name="Standard"><text:span text:style-name="T3">nameParent</text:span> - the name of the ancestor</text:p>
      <text:p text:style-name="Standard"><text:span text:style-name="T3">orientation</text:span> - orientation of incoming components horizontally or vertically,</text:p>
      <text:p text:style-name="Standard"><text:s/><text:span text:style-name="T1">CwinAtrPosH</text:span> - components are added to the container horizontally,</text:p>
      <text:p text:style-name="Standard"><text:soft-page-break/><text:span text:style-name="T1">CwinAtrPosV</text:span> - components are added to the container vertically,</text:p>
      <text:p text:style-name="Standard">spacing - fields.</text:p>
      <text:p text:style-name="Standard">Attribute:</text:p>
      <text:p text:style-name="Standard"><text:span text:style-name="T3">Boxstyle</text:span> - how to place components from the beginning or from the end.</text:p>
      <text:p text:style-name="Standard">CwinBoxStyleStart - placing components at the beginning,</text:p>
      <text:p text:style-name="Standard">CwinBoxStyleEnd - placing components at the end,</text:p>
      <text:p text:style-name="Standard">CwinBoxStyleCntr - placing the component in the center.</text:p>
      <text:p text:style-name="Standard">Example of setting attributes:</text:p>
      <text:p text:style-name="Standard"><text:s text:c="4"/>// container fields</text:p>
      <text:p text:style-name="Standard">Do <text:span text:style-name="T1">%winSetAtr(CwinTypeAtrSpacing</text:span>, <text:span text:style-name="T3">name, 4</text:span>);</text:p>
      <text:p text:style-name="Standard">4 - field size.</text:p>
      <text:h text:style-name="Heading_20_3" text:outline-level="3"><text:bookmark-start text:name="__RefHeading___Toc14583_2430043454"/>Component of vertical and horizontal placement of buttons (winBoxB).<text:bookmark-end text:name="__RefHeading___Toc14583_2430043454"/></text:h>
      <text:p text:style-name="Standard">Similar to the winBox component, but designed to accommodate buttons.</text:p>
      <text:p text:style-name="Standard">Window Type - <text:span text:style-name="T1">CwinTypeWinBoxBut</text:span></text:p>
      <text:p text:style-name="Standard">Created by the command:</text:p>
      <text:p text:style-name="Standard"><text:s text:c="4"/>Do <text:span text:style-name="T1">%winNew(CwinTypeWinBoxBut</text:span>, <text:span text:style-name="T3">name, nameParent, orientation &lt;, Boxstyle&gt;</text:span>);</text:p>
      <text:p text:style-name="Standard">Boxstyle - how the components will be placed.</text:p>
      <text:p text:style-name="Standard"><text:s text:c="2"/>GTK_BUTTONBOX_SPREAD = 1,</text:p>
      <text:p text:style-name="Standard"><text:s text:c="2"/>GTK_BUTTONBOX_EDGE,</text:p>
      <text:p text:style-name="Standard"><text:s text:c="2"/>GTK_BUTTONBOX_START,</text:p>
      <text:p text:style-name="Standard"><text:s text:c="2"/>GTK_BUTTONBOX_END,</text:p>
      <text:p text:style-name="Standard"><text:s text:c="2"/>GTK_BUTTONBOX_CENTER,</text:p>
      <text:p text:style-name="Standard"><text:s text:c="2"/>GTK_BUTTONBOX_EXPAND</text:p>
      <text:h text:style-name="Heading_20_3" text:outline-level="3"><text:bookmark-start text:name="__RefHeading___Toc14585_2430043454"/>Tabbed container (winNb).<text:bookmark-end text:name="__RefHeading___Toc14585_2430043454"/></text:h>
      <text:p text:style-name="Text_20_body">This container has bookmarked pages. Only one of them is visible at a time.</text:p>
      <text:p text:style-name="Text_20_body">Window Type - CwinTypeWinNb</text:p>
      <text:p text:style-name="Text_20_body">Created by the command:</text:p>
      <text:p text:style-name="Text_20_body"><text:s text:c="4"/>Do <text:span text:style-name="T1">%winNew(CwinTypeWinNb</text:span>, <text:span text:style-name="T3">name, nameParent &lt;, position, show_tabs, scrollable&gt;</text:span>);</text:p>
      <text:p text:style-name="Text_20_body"><text:span text:style-name="T3">name</text:span> is the name of the component</text:p>
      <text:p text:style-name="Text_20_body"><text:span text:style-name="T3">nameParent</text:span> - the name of the ancestor</text:p>
      <text:p text:style-name="Text_20_body"><text:span text:style-name="T3">position</text:span> - position of bookmarks</text:p>
      <text:p text:style-name="Text_20_body">Possible values:</text:p>
      <text:p text:style-name="Text_20_body"><text:span text:style-name="T3">CwinPosLeft</text:span> - on the left,</text:p>
      <text:p text:style-name="Text_20_body"><text:span text:style-name="T3">CwinPosRight</text:span> - right,</text:p>
      <text:p text:style-name="Text_20_body"><text:span text:style-name="T3">CwinPosTop</text:span> - top,</text:p>
      <text:p text:style-name="Text_20_body"><text:span text:style-name="T3">CwinPosBottom</text:span> - bottom.</text:p>
      <text:p text:style-name="Text_20_body"><text:span text:style-name="T3">show_tabs</text:span> -logical value 0 or 1 whether bookmarks are visible,</text:p>
      <text:p text:style-name="Text_20_body"><text:span text:style-name="T3">scrollable</text:span> is a logical value of 0 or 1 is there a scrolling.</text:p>
      <text:p text:style-name="Text_20_body">You can set bookmark headers.</text:p>
      <text:p text:style-name="Text_20_body">Do <text:span text:style-name="T1">%winSetAtr(CwinTypeAtrTitle</text:span>, <text:span text:style-name="T3">name, string Headers</text:span>);</text:p>
      <text:p text:style-name="Text_20_body"><text:soft-page-break/><text:span text:style-name="T3">string Header</text:span> - contains fields separated by a field separator code.</text:p>
      <text:p text:style-name="Text_20_body">For this component, page selection is performed with the command:</text:p>
      <text:p text:style-name="Text_20_body">Do <text:span text:style-name="T1">%winSetAtr(CwinTypeAtrFocus</text:span>, <text:span text:style-name="T3">name, page_number</text:span>);</text:p>
      <text:p text:style-name="Text_20_body"><text:span text:style-name="T1">CwinTypeAtrFocus</text:span> is an attribute type.</text:p>
      <text:p text:style-name="Text_20_body"><text:span text:style-name="T3">page_number</text:span> is the number of the page to be selected.</text:p>
      <text:h text:style-name="Heading_20_3" text:outline-level="3"><text:bookmark-start text:name="__RefHeading___Toc14587_2430043454"/>Scroll window (winScroll).<text:bookmark-end text:name="__RefHeading___Toc14587_2430043454"/></text:h>
      <text:p text:style-name="Text_20_body">If the components placed in this window are beyond the scope of this window, scroll bars appear that provide access to the invisible part of the window.</text:p>
      <text:p text:style-name="Text_20_body">Window Type - <text:span text:style-name="T1">CwinTypeWinSc</text:span></text:p>
      <text:p text:style-name="Text_20_body">Created by the command:</text:p>
      <text:p text:style-name="Text_20_body"><text:s text:c="4"/>Do <text:span text:style-name="T1">%winNew(CwinTypeWinSc</text:span>, <text:span text:style-name="T3">name &lt;, nameParent, hscrollbar_policy, vscrollbar_policy&gt;</text:span>);</text:p>
      <text:p text:style-name="Text_20_body"><text:span text:style-name="T3">name</text:span> is the name of the component</text:p>
      <text:p text:style-name="Text_20_body"><text:span text:style-name="T3">nameParent</text:span> - the name of the ancestor</text:p>
      <text:p text:style-name="Text_20_body"><text:span text:style-name="T3">hscrollbar_policy</text:span> - horizontal scrolling policy,</text:p>
      <text:p text:style-name="Text_20_body"><text:span text:style-name="T3">vscrollbar_policy</text:span> - vertical scrolling policy,</text:p>
      <text:h text:style-name="Heading_20_2" text:outline-level="2"><text:bookmark-start text:name="__RefHeading___Toc14589_2430043454"/>Components.<text:bookmark-end text:name="__RefHeading___Toc14589_2430043454"/></text:h>
      <text:h text:style-name="Heading_20_2" text:outline-level="2"><text:bookmark-start text:name="__RefHeading___Toc14591_2430043454"/>Text label (winLb).<text:bookmark-end text:name="__RefHeading___Toc14591_2430043454"/></text:h>
      <text:p text:style-name="Text_20_body">Label is a visual component containing text.</text:p>
      <text:p text:style-name="Text_20_body">Window Type - <text:span text:style-name="T1">CwinTypeWinLb</text:span></text:p>
      <text:p text:style-name="Text_20_body">Created by the command:</text:p>
      <text:p text:style-name="Text_20_body"><text:s text:c="4"/>Do <text:span text:style-name="T1">%winNew(CwinTypeWinLb</text:span>, <text:span text:style-name="T3">name &lt;, nameParent, Title&gt;</text:span>);</text:p>
      <text:p text:style-name="Text_20_body"><text:span text:style-name="T3">name</text:span> is the name of the component</text:p>
      <text:p text:style-name="Text_20_body"><text:span text:style-name="T3">nameParent</text:span> - the name of the ancestor</text:p>
      <text:p text:style-name="Text_20_body"><text:span text:style-name="T3">Title</text:span> - window title, may not be specified.</text:p>
      <text:p text:style-name="Text_20_body">You can set the title.</text:p>
      <text:p text:style-name="Text_20_body">Do <text:span text:style-name="T1">%winSetAtr(CwinTypeAtrTitle</text:span>, <text:span text:style-name="T3">name, Header</text:span>);</text:p>
      <text:h text:style-name="Heading_20_3" text:outline-level="3"><text:bookmark-start text:name="__RefHeading___Toc14593_2430043454"/>Image (winImg).<text:bookmark-end text:name="__RefHeading___Toc14593_2430043454"/></text:h>
      <text:p text:style-name="Text_20_body">Window Type - <text:span text:style-name="T1">CwinTypeWinImg</text:span></text:p>
      <text:p text:style-name="Text_20_body">Created by the command:</text:p>
      <text:p text:style-name="Text_20_body"><text:s text:c="4"/>Do <text:span text:style-name="T1">%winNew(CwinTypeWinImg</text:span>, <text:span text:style-name="T3">name &lt;, nameFile&gt;</text:span>);</text:p>
      <text:p text:style-name="Text_20_body"><text:span text:style-name="T3">name</text:span> is the name of the component</text:p>
      <text:p text:style-name="Text_20_body"><text:soft-page-break/><text:span text:style-name="T3">nameFile</text:span> - the name of the image file.</text:p>
      <text:h text:style-name="Heading_20_3" text:outline-level="3"><text:bookmark-start text:name="__RefHeading___Toc14595_2430043454"/>Button (winBut).<text:bookmark-end text:name="__RefHeading___Toc14595_2430043454"/></text:h>
      <text:p text:style-name="Text_20_body">Component button.</text:p>
      <text:p text:style-name="Text_20_body">Window Type - <text:span text:style-name="T1">CwinTypeWinBoxBut</text:span></text:p>
      <text:p text:style-name="Text_20_body">Created by the command:</text:p>
      <text:p text:style-name="Text_20_body"><text:s text:c="4"/>Do <text:span text:style-name="T1">%winNew(CwinTypeWinBoxBut</text:span>, <text:span text:style-name="T3">name &lt;, nameParent, Title, faleImg, positionImg&gt;</text:span>);</text:p>
      <text:p text:style-name="Text_20_body"><text:span text:style-name="T3">name</text:span> is the name of the component</text:p>
      <text:p text:style-name="Text_20_body"><text:span text:style-name="T3">nameParent</text:span> - the name of the ancestor</text:p>
      <text:p text:style-name="Text_20_body"><text:span text:style-name="T3">Title</text:span> - label text,</text:p>
      <text:p text:style-name="Text_20_body"><text:span text:style-name="T3">faleImg</text:span> - file name</text:p>
      <text:p text:style-name="Text_20_body"><text:span text:style-name="T3">positionImg</text:span> - image position relative to label text,</text:p>
      <text:p text:style-name="Text_20_body">Possible values:</text:p>
      <text:p text:style-name="Text_20_body">CwinPosLeft - on the left,</text:p>
      <text:p text:style-name="Text_20_body">CwinPosRight - right,</text:p>
      <text:p text:style-name="Text_20_body">CwinPosTop - top,</text:p>
      <text:p text:style-name="Text_20_body">CwinPosBottom - bottom.</text:p>
      <text:p text:style-name="Text_20_body">Attributes can be specified separately:</text:p>
      <text:p text:style-name="Text_20_body"><text:span text:style-name="T3">Title</text:span> - label text,</text:p>
      <text:p text:style-name="Text_20_body"/>
      <text:p text:style-name="Text_20_body"><text:span text:style-name="T3">faleImg</text:span> - file name</text:p>
      <text:p text:style-name="Text_20_body"><text:span text:style-name="T3">positionImg</text:span> - image position relative to label text,</text:p>
      <text:p text:style-name="Text_20_body">team:</text:p>
      <text:p text:style-name="Text_20_body">You can set the title.</text:p>
      <text:p text:style-name="Text_20_body">Do <text:span text:style-name="T1">%winSetAtr(CwinTypeAtrTitle</text:span>, <text:span text:style-name="T3">name, Header</text:span>);</text:p>
      <text:p text:style-name="Text_20_body">You can set the picture on the button.</text:p>
      <text:p text:style-name="Text_20_body">Do <text:span text:style-name="T1">%winSetAtr(CwinTypeAtrImg</text:span>, <text:span text:style-name="T3">name, nameFile</text:span>);</text:p>
      <text:p text:style-name="Text_20_body"><text:span text:style-name="T3">nameFile</text:span> - the name of the image file.</text:p>
      <text:p text:style-name="Text_20_body">You can also specify a button click handler.</text:p>
      <text:p text:style-name="Text_20_body"><text:s text:c="4"/>Do <text:span text:style-name="T1">%winSetAtr(CwinTypeAtrOn</text:span>, <text:span text:style-name="T3">name, OnLabel, OnMod</text:span>);</text:p>
      <text:p text:style-name="Text_20_body"><text:span text:style-name="T3">OnLabel</text:span> is a label in the OnMod module that will be called as an event handler.</text:p>
      <text:h text:style-name="Heading_20_3" text:outline-level="3"><text:bookmark-start text:name="__RefHeading___Toc14597_2430043454"/><text:soft-page-break/>Calendar (winCalendar).<text:bookmark-end text:name="__RefHeading___Toc14597_2430043454"/></text:h>
      <text:p text:style-name="Text_20_body">Component calendar.</text:p>
      <text:p text:style-name="Text_20_body">Window Type - <text:span text:style-name="T1">CwinTypeWinCalendar</text:span></text:p>
      <text:p text:style-name="Text_20_body">Created by the command:</text:p>
      <text:p text:style-name="Text_20_body"><text:s text:c="4"/>Do <text:span text:style-name="T1">%winNew(CwinTypeWinCalendar</text:span>, name &lt;, nameParent&gt;);</text:p>
      <text:p text:style-name="Text_20_body"><text:span text:style-name="T3">name</text:span> is the name of the component</text:p>
      <text:p text:style-name="Text_20_body"><text:span text:style-name="T3">nameParent</text:span> - the name of the ancestor</text:p>
      <text:p text:style-name="Text_20_body">You can also set a date picker.</text:p>
      <text:p text:style-name="Text_20_body"><text:s text:c="4"/>Do <text:span text:style-name="T1">%winSetAtr(CwinTypeAtrOn</text:span>, <text:span text:style-name="T3">name, OnLabel, OnMod</text:span>);</text:p>
      <text:p text:style-name="Text_20_body"><text:span text:style-name="T3">OnLabel</text:span> is a label in the OnMod module that will be called as an event handler.</text:p>
      <text:h text:style-name="Heading_20_3" text:outline-level="3"><text:bookmark-start text:name="__RefHeading___Toc14599_2430043454"/>Table (winGrid).<text:bookmark-end text:name="__RefHeading___Toc14599_2430043454"/></text:h>
      <text:p text:style-name="Text_20_body">Component table</text:p>
      <text:p text:style-name="Text_20_body">Window Type - <text:span text:style-name="T1">CwinTypeWinGrid</text:span></text:p>
      <text:p text:style-name="Text_20_body">Created by the command:</text:p>
      <text:p text:style-name="Text_20_body"><text:s text:c="4"/>Do <text:span text:style-name="T1">%winNew(CwinTypeWinGrid</text:span>, <text:span text:style-name="T3">name &lt;, nameParent, colls, namemodel&gt;</text:span>);</text:p>
      <text:p text:style-name="Text_20_body"><text:span text:style-name="T3">name</text:span> is the name of the component</text:p>
      <text:p text:style-name="Text_20_body"><text:span text:style-name="T3">nameParent</text:span> - the name of the ancestor</text:p>
      <text:p text:style-name="Text_20_body"><text:span text:style-name="T3">colls</text:span> - the number of columns</text:p>
      <text:p text:style-name="Text_20_body"><text:span text:style-name="T3">namemodel</text:span> - model.</text:p>
      <text:p text:style-name="Text_20_body">You can change the table header with the command:</text:p>
      <text:p text:style-name="Text_20_body"><text:s text:c="4"/>Set <text:span text:style-name="T1">%winSetAtr(CwinTypeAtrTitle</text:span>, <text:span text:style-name="T3">name</text:span>) = <text:span text:style-name="T3">dataAtr</text:span>;</text:p>
      <text:p text:style-name="Text_20_body"><text:span text:style-name="T3">name</text:span> is the name of the table.</text:p>
      <text:p text:style-name="Text_20_body"><text:span text:style-name="T3">DataAtr</text:span> - the title of the table, the string divided into fields by the tab character / t.</text:p>
      <text:p text:style-name="Text_20_body">You can get the field in the selected line:</text:p>
      <text:p text:style-name="Text_20_body">Set val =<text:span text:style-name="T1">%winGetAtr(CwinTypeAtrTitle</text:span>, <text:span text:style-name="T3">name, numCol</text:span>);</text:p>
      <text:p text:style-name="Text_20_body"><text:span text:style-name="T3">name</text:span> is the name of the table.</text:p>
      <text:p text:style-name="Text_20_body"><text:span text:style-name="T3">numCol</text:span> - column number for which the field value is to be selected.</text:p>
      <text:p text:style-name="Text_20_body">val - the variable where the result will be placed.</text:p>
      <text:p text:style-name="Text_20_body">How to write and retrieve data in this component is described below.</text:p>
      <text:h text:style-name="Heading_20_3" text:outline-level="3"><text:bookmark-start text:name="__RefHeading___Toc14601_2430043454"/>Tree (winTree).<text:bookmark-end text:name="__RefHeading___Toc14601_2430043454"/></text:h>
      <text:p text:style-name="Text_20_body">Component tree</text:p>
      <text:p text:style-name="Text_20_body"><text:soft-page-break/>Window Type - <text:span text:style-name="T1">CwinTypeWinTree</text:span></text:p>
      <text:p text:style-name="Text_20_body">Created by the command:</text:p>
      <text:p text:style-name="Text_20_body"><text:s text:c="4"/>Do <text:span text:style-name="T1">%winNew(CwinTypeWinTree</text:span>, <text:span text:style-name="T3">name &lt;, nameParent, colls, namemodel&gt;</text:span>);</text:p>
      <text:p text:style-name="Text_20_body"><text:span text:style-name="T3">name</text:span> is the name of the component</text:p>
      <text:p text:style-name="Text_20_body"><text:span text:style-name="T3">nameParent</text:span> - the name of the ancestor</text:p>
      <text:p text:style-name="Text_20_body"><text:span text:style-name="T3">colls</text:span> - the number of columns</text:p>
      <text:p text:style-name="Text_20_body"><text:span text:style-name="T3">namemodel</text:span> - model.</text:p>
      <text:p text:style-name="Text_20_body">You can change the table header with the command:</text:p>
      <text:p text:style-name="Text_20_body"><text:s text:c="4"/>Set <text:span text:style-name="T1">%winSetAtr(CwinTypeAtrTitle</text:span>, <text:span text:style-name="T3">name</text:span>) = <text:span text:style-name="T3">dataAtr</text:span>;</text:p>
      <text:p text:style-name="Text_20_body"><text:span text:style-name="T3">name</text:span> is the name of the table.</text:p>
      <text:p text:style-name="Text_20_body"><text:span text:style-name="T3">DataAtr</text:span> - the title of the table, the string divided into fields by the tab character / t.</text:p>
      <text:p text:style-name="Text_20_body">You can get the field in the selected line:</text:p>
      <text:p text:style-name="Text_20_body">Set val =<text:span text:style-name="T1">%winGetAtr(CwinTypeAtrTitle</text:span>, <text:span text:style-name="T3">name, numCol</text:span>);</text:p>
      <text:p text:style-name="Text_20_body"><text:span text:style-name="T3">name</text:span> is the name of the table.</text:p>
      <text:p text:style-name="Text_20_body"><text:span text:style-name="T3">numCol</text:span> - column number for which the field value is to be selected.</text:p>
      <text:p text:style-name="Text_20_body">val - the variable where the result will be placed.</text:p>
      <text:p text:style-name="Text_20_body">How to write and retrieve data in this component is described below.</text:p>
      <text:h text:style-name="Heading_20_1" text:outline-level="1"><text:bookmark-start text:name="__RefHeading___Toc14603_2430043454"/>Reading and writing attributes.<text:bookmark-end text:name="__RefHeading___Toc14603_2430043454"/></text:h>
      <text:h text:style-name="Heading_20_2" text:outline-level="2"><text:bookmark-start text:name="__RefHeading___Toc14605_2430043454"/>Headers of the components.<text:bookmark-end text:name="__RefHeading___Toc14605_2430043454"/></text:h>
      <text:p text:style-name="Text_20_body">The attribute of accessing the headers of the components is: <text:span text:style-name="T1">CwinTypeAtrTitle.</text:span></text:p>
      <text:p text:style-name="Text_20_body">Header recording is performed by the function:</text:p>
      <text:p text:style-name="Text_20_body"><text:s text:c="4"/>Do <text:span text:style-name="T1">%winSetAtr(CwinTypeAtrTitle</text:span>, <text:span text:style-name="T3">name, dataAtr</text:span>);</text:p>
      <text:p text:style-name="Text_20_body"><text:span text:style-name="T1">CwinTypeAtrTitle</text:span> - attribute type,</text:p>
      <text:p text:style-name="Text_20_body"><text:span text:style-name="T3">name</text:span> - the name of the component</text:p>
      <text:p text:style-name="Text_20_body"><text:span text:style-name="T3">dataAtr</text:span> is the header value, usually a string. For Grid, Tree and NoteBook components, this is tab-delimited into the fields corresponding to the columns in the table.</text:p>
      <text:p text:style-name="Text_20_body">Reading the headers is performed by the function:</text:p>
      <text:p text:style-name="Text_20_body"><text:s text:c="4"/>Set val =<text:span text:style-name="T1">%winGetAtr(CwinTypeAtrTitle</text:span>, <text:span text:style-name="T3">name</text:span>);</text:p>
      <text:p text:style-name="Text_20_body">val - the variable where the header value will be placed.</text:p>
      <text:h text:style-name="Heading_20_2" text:outline-level="2"><text:bookmark-start text:name="__RefHeading___Toc14607_2430043454"/><text:soft-page-break/>Data components.<text:bookmark-end text:name="__RefHeading___Toc14607_2430043454"/></text:h>
      <text:p text:style-name="Text_20_body">Attribute access to the data components has the form: <text:span text:style-name="T1">CwinTypeAtrData.</text:span></text:p>
      <text:p text:style-name="Text_20_body">For all components except Grid and Tree, this attribute is equivalent to the CwinTypeAtrTitle attribute.</text:p>
      <text:p text:style-name="Text_20_body">The replacement of data in the component is performed by the function:</text:p>
      <text:p text:style-name="Text_20_body"><text:s text:c="4"/>Do <text:span text:style-name="T1">%winSetAtr(CwinTypeAtrData</text:span>, <text:span text:style-name="T3">name, dataAtr</text:span>);</text:p>
      <text:p text:style-name="Text_20_body"><text:span text:style-name="T1">CwinTypeAtrData</text:span> - attribute type,</text:p>
      <text:p text:style-name="Text_20_body"><text:span text:style-name="T3">name</text:span> - the name of the component</text:p>
      <text:p text:style-name="Text_20_body">dataAtr is the header value, usually a string. This command replaces all data in the component. For a Grid component, this value consists of strings separated by a newline character. Inside the lines, the fields are separated by a horizontal tab character. For the Tree component, the data is set as a hierarchy. The structure of this data will be described elsewhere.</text:p>
      <text:p text:style-name="Text_20_body">Data reading is performed by the function:</text:p>
      <text:p text:style-name="Text_20_body"><text:s text:c="4"/>Set val =<text:span text:style-name="T1">%winGetAtr(CwinTypeAtrData</text:span>, <text:span text:style-name="T3">name</text:span>);</text:p>
      <text:p text:style-name="Text_20_body">val - the variable where the data value will be placed.</text:p>
      <text:h text:style-name="Heading_20_2" text:outline-level="2"><text:bookmark-start text:name="__RefHeading___Toc14609_2430043454"/>Add data to the component.<text:bookmark-end text:name="__RefHeading___Toc14609_2430043454"/></text:h>
      <text:p text:style-name="Text_20_body">The data access attribute is: <text:span text:style-name="T1">CwinTypeAtrDataAdd.</text:span></text:p>
      <text:p text:style-name="Text_20_body">This attribute makes sense only for the components Grid and Tree and only for writing. It is similar in everything to replacing data, only it does not replace the data, but adds a new portion to the existing data.</text:p>
      <text:p text:style-name="Text_20_body">Adding data to the component performs the function:</text:p>
      <text:p text:style-name="Text_20_body"><text:s text:c="4"/>Do <text:span text:style-name="T1">%winSetAtr(CwinTypeAtrDataAdd</text:span>, <text:span text:style-name="T3">name, dataAtr</text:span>);</text:p>
      <text:h text:style-name="Heading_20_1" text:outline-level="1"><text:bookmark-start text:name="__RefHeading___Toc14611_2430043454"/>Localization of the application.<text:bookmark-end text:name="__RefHeading___Toc14611_2430043454"/></text:h>
      <text:p text:style-name="Text_20_body">If the application should be localized for several languages, then the title attribute can be not used, and when creating the component, it can be loaded from the ini file. In this case, the ini file structure is as follows.</text:p>
      <text:p text:style-name="Text_20_body">mn = Accounting Step (2017.04);</text:p>
      <text:p text:style-name="Text_20_body">0dk = Documents;</text:p>
      <text:p text:style-name="Text_20_body">0wf = Reports;</text:p>
      <text:p text:style-name="Text_20_body">0kl = Classifiers;</text:p>
      <text:p text:style-name="Text_20_body">0pr = Parameters;</text:p>
      <text:p text:style-name="Text_20_body">0err = Error message;</text:p>
      <text:p text:style-name="Text_20_body">byxDk = H &lt;Type Description Qty. Deals.&gt;;</text:p>
      <text:p text:style-name="Text_20_body"><text:soft-page-break/>byxWf = H &lt;Type Name&gt;;</text:p>
      <text:p text:style-name="Text_20_body">byxKl = H &lt;Type Name&gt;;</text:p>
      <text:p text:style-name="Text_20_body">byxDkList = H &lt;# of Document Date Name Amount Changed&gt;;</text:p>
      <text:p text:style-name="Text_20_body">The file consists of lines. In line 2 of the field. 1- component name, 2-text header. In a table and a tree, the 2-field is enclosed in brackets &lt;&gt; and consists of subfields separated by a horizontal tab (GT) symbol. The name of this file is passed to the window creation function on the client.</text:p>
      <text:p text:style-name="Text_20_body">You can load document names from Ini files with the command:</text:p>
      <text:p text:style-name="Text_20_body"><text:s text:c="4"/>Do <text:span text:style-name="T1">%winIniToAtr(CwinTypeAtrTitle</text:span>, "byxHeder.ini", "byxPar.ini", "byxData.ini");</text:p>
      <text:p text:style-name="Text_20_body"><text:span text:style-name="T1">CwinTypeAtrTitle</text:span> - the name of the Headers attribute.</text:p>
      <text:p text:style-name="Text_20_body">"byxHeder.ini", "byxPar.ini", "byxData.ini" - names of Ini files from which headers are loaded. Names should be enclosed in any quotes, because they contain a period.</text:p>
      <text:h text:style-name="Heading_20_1" text:outline-level="1"><text:bookmark-start text:name="__RefHeading___Toc14613_2430043454"/>Opening a channel of communication with the server.<text:bookmark-end text:name="__RefHeading___Toc14613_2430043454"/></text:h>
      <text:p text:style-name="Text_20_body">Win library can be associated with the channel exchange over the network. To implement this exchange, you must open a communication channel before starting the library by calling the program:</text:p>
      <text:p text:style-name="Text_20_body">Do <text:span text:style-name="T1">%winOpenChannel</text:span>(„<text:span text:style-name="T3">host: port</text:span>“);</text:p>
      <text:p text:style-name="Text_20_body">One parameter is transmitted with the server name and through the ":" port of the server.</text:p>
      <text:p text:style-name="Text_20_body">Display a window in the client application.</text:p>
      <text:h text:style-name="Heading_20_1" text:outline-level="1"><text:bookmark-start text:name="__RefHeading___Toc14615_2430043454"/>Window display is performed by calling functions.<text:bookmark-end text:name="__RefHeading___Toc14615_2430043454"/></text:h>
      <text:p text:style-name="Text_20_body"><text:s/>Do <text:span text:style-name="T1">%winStart</text:span>(<text:span text:style-name="T3">namemainWin</text:span>);</text:p>
      <text:p text:style-name="Text_20_body"><text:span text:style-name="T3">namemainWin</text:span> - the name of the main application wind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09:15:38.156772084</meta:creation-date>
    <dc:date>2019-04-11T14:38:31.796214549</dc:date>
    <meta:editing-duration>PT13M23S</meta:editing-duration>
    <meta:editing-cycles>4</meta:editing-cycles>
    <meta:generator>LibreOffice/6.1.3.2$Linux_X86_64 LibreOffice_project/10$Build-2</meta:generator>
    <meta:document-statistic meta:table-count="0" meta:image-count="1" meta:object-count="0" meta:page-count="9" meta:paragraph-count="283" meta:word-count="2054" meta:character-count="13268" meta:non-whitespace-character-count="11360"/>
  </office:meta>
</office:document-meta>
</file>